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4.875in"/>
    </style:style>
    <style:style style:name="co3" style:family="table-column">
      <style:table-column-properties fo:break-before="auto" style:column-width="2.2291666666666665in"/>
    </style:style>
    <style:style style:name="co4" style:family="table-column">
      <style:table-column-properties fo:break-before="auto" style:column-width="1.4583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375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8854166666666666in" fo:break-before="auto" style:use-optimal-row-height="true"/>
    </style:style>
    <style:style style:name="ro7" style:family="table-row">
      <style:table-row-properties style:row-height="0.17708333333333334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00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-1"/>
        <table:table-column table:style-name="co1" table:default-cell-style-name="ce15" table:number-columns-repeated="252"/>
        <table:table-row table:style-name="ro2">
          <table:table-cell table:style-name="ce21" office:value-type="string">
            <text:p>Item de Configuração</text:p>
          </table:table-cell>
          <table:table-cell table:style-name="ce21" office:value-type="string">
            <text:p>Área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Entrega na Baseline</text:p>
          </table:table-cell>
        </table:table-row>
        <table:table-row table:style-name="ro3">
          <table:table-cell table:style-name="ce22" office:value-type="string">
            <text:p>SGB_BD_PadraoDeNomenclaturaDoBancoDeDados.odt</text:p>
          </table:table-cell>
          <table:table-cell table:style-name="ce22" office:value-type="string">
            <text:p>Administrador de BD</text:p>
          </table:table-cell>
          <table:table-cell table:style-name="ce22" office:value-type="string">
            <text:p>http://goo.gl/fU3qH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BD_MER.odt</text:p>
          </table:table-cell>
          <table:table-cell table:style-name="ce22" office:value-type="string">
            <text:p>Administrador de BD</text:p>
          </table:table-cell>
          <table:table-cell table:style-name="ce22" office:value-type="string">
            <text:p>http://goo.gl/kUNxB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BD_EstrategiaDeProtecaoDeAcessoEGeracaoDeLogs.odt</text:p>
          </table:table-cell>
          <table:table-cell table:style-name="ce22" office:value-type="string">
            <text:p>Administrador de BD</text:p>
          </table:table-cell>
          <table:table-cell table:style-name="ce22" office:value-type="string">
            <text:p>http://goo.gl/CwgnL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BD_RelatorioConsistenciaBD</text:p>
          </table:table-cell>
          <table:table-cell table:style-name="ce22" office:value-type="string">
            <text:p>Administrador de BD</text:p>
          </table:table-cell>
          <table:table-cell table:style-name="ce22" office:value-type="string">
            <text:p>http://goo.gl/77VPs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 SGB_CHKUSA_ChecklistDeUsabilidadeDoProduto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61xYh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 SGB_CHKUSA_ChecklistDeUsabilidadeDoProdutoUS1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JaaXU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USA_ChecklistDeUsabilidadeDoProdutoUS2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avgEx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USA_ChecklistDeUsabilidadeDoProdutoUS3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k6Zm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USA_ChecklistDeUsabilidadeDoProdutoUS4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rtvDD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USA_ChecklistDeUsabilidadeDoProdutoUS5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cFKIe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8Q3bt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2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v2NTU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3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Gyyxr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4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SM1zT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5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Lrtyr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6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GVFH3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7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Dv2LX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8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RfBbV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12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Y8Ki1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ROT_PrototiposDeTelasUS13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ngwq3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ROT_PrototiposDeTelasTemplate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ik6V6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USA_DiretivasDeUsabilidade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7ZqA7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USA_ChecklistDeUsabilidadeDoProduto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4vd93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USA_RequisitosUsabilidade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qS50Z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USA_TemplatePlanilhaGenerica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K02OV</text:p>
          </table:table-cell>
          <table:table-cell table:style-name="ce23" office:value-type="string">
            <text:p>NÃO</text:p>
          </table:table-cell>
        </table:table-row>
        <table:table-row table:style-name="ro4">
          <table:table-cell table:style-name="ce22" office:value-type="string">
            <text:p>SGB_ATAR_UsabilidadeRequisitos</text:p>
          </table:table-cell>
          <table:table-cell table:style-name="ce22" office:value-type="string">
            <text:p>Engenheiro de Usabilidade</text:p>
          </table:table-cell>
          <table:table-cell table:style-name="ce22" office:value-type="string">
            <text:p>http://goo.gl/UKrQW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PLGQA_PlanoDeGarantiaDaQualidadeDoProcesso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kwVDk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RGQA_ProcessoDeGerenciaDeQualidade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h92KY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AnaliseDeRecorrenciaDeNaoConformidade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G19i1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AcompanhamentoDasAcoesCorretivas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WkWD7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MPL_ChecklistDeVerificacaoDaAquisição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2ZvgR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VerificacaoDaGarantiaDaQualidade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OrC3o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VerificacaoDaGerenciaDeConfiguração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wDn8j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VerificacaoDaGerenciaDePortfolioDeProjeto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Cl0TA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VerificacaoDaGerenciaDeProjetos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KhKjl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VerificacaoDaGerenciaDeRequisitos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xaCOE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MPL_ChecklistDeVerificacaoDaMedicao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D0pce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VerificacaoDaQualidadeDoProcesso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Eh4wc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VerificacaoDoTermoDeAbertura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hKLLH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MPL_PlanilhaAvaliacao.xlsx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iBlkX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MPL_RelatorioDeNaoConformidade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KGH1v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HKQA_ChecklistDeVerificacaoDoTermoDeAbertura_Planejamento.odt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Y8xCR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AGQA_PlanilaAvaliacao_Construcao1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3EbIM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AGQA_PlanilaAvaliacao_Construcao2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fNwP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AGQA_PlanilaAvaliacao_Construcao3</text:p>
          </table:table-cell>
          <table:table-cell table:style-name="ce22" office:value-type="string">
            <text:p>Gestor de Qualidade do Processo</text:p>
          </table:table-cell>
          <table:table-cell table:style-name="ce22" office:value-type="string">
            <text:p>http://goo.gl/udK7e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S_ArquiteturaDeSoftware.odt</text:p>
          </table:table-cell>
          <table:table-cell table:style-name="ce22" office:value-type="string">
            <text:p>Arquiteto de Software</text:p>
          </table:table-cell>
          <table:table-cell table:style-name="ce22" office:value-type="string">
            <text:p>http://goo.gl/QDXQx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S_ProjetoDeSoftware_Design.odt</text:p>
          </table:table-cell>
          <table:table-cell table:style-name="ce22" office:value-type="string">
            <text:p>Projetista</text:p>
          </table:table-cell>
          <table:table-cell table:style-name="ce22" office:value-type="string">
            <text:p>http://goo.gl/VW3ly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DGC_DiagramaDeClassesConceitual01.jpg</text:p>
          </table:table-cell>
          <table:table-cell table:style-name="ce22" office:value-type="string">
            <text:p>Projetista</text:p>
          </table:table-cell>
          <table:table-cell table:style-name="ce22" office:value-type="string">
            <text:p>http://goo.gl/A5TYb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DGCOMP_DiagramaDeComponentes.asta</text:p>
          </table:table-cell>
          <table:table-cell table:style-name="ce22" office:value-type="string">
            <text:p>Projetista</text:p>
          </table:table-cell>
          <table:table-cell table:style-name="ce22" office:value-type="string">
            <text:p>http://goo.gl/ktiG1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DGC_DiagramaDeClassesConceitual01.juth</text:p>
          </table:table-cell>
          <table:table-cell table:style-name="ce22" office:value-type="string">
            <text:p>Projetista</text:p>
          </table:table-cell>
          <table:table-cell table:style-name="ce22" office:value-type="string">
            <text:p>http://goo.gl/7fP42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TemplateRelatorioSonar</text:p>
          </table:table-cell>
          <table:table-cell table:style-name="ce22" office:value-type="string">
            <text:p>Projetista</text:p>
          </table:table-cell>
          <table:table-cell table:style-name="ce22" office:value-type="string">
            <text:p>http://goo.gl/uNiE8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RGC_ProcessoDeGerenciaDeConfiguracao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W6r3T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IIGC_PlanilhaDeIdentificacaoDeItensDeConfiguracao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gnLF1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LGC_PlanoDeGerenciaDeConfiguracao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LWQHf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TemplateChecklistDeAuditoriaDeConfiguracaoFuncional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IuuTx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TemplateAnaliseDeSolicitacaoMudanca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G42JV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TemplateRelatorioDeAcompanhamentoDaConfiguracao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mKtuj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MPL_TemplateDocumentos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T2rbd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TemplateChecklistDeAuditoriaDeConfiguraçãoFísica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lIusI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RelatorioIndividual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lthqd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SolicitacaoMudanca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OOSuZ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MPL_TemplatePlanoMudancaBaseline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umCt7</text:p>
          </table:table-cell>
          <table:table-cell table:style-name="ce23" office:value-type="string">
            <text:p>SIM</text:p>
          </table:table-cell>
        </table:table-row>
        <table:table-row table:style-name="ro6">
          <table:table-cell table:style-name="ce22" office:value-type="string">
            <text:p>SGB_TEMPL_TemplateRelatorioDeNaoConformidadeDaAuditoriaDaConfiguração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BniVz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TemplateRelatorioDeEstabelecimentoDeBaselinex.x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zqlIw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AuditoriaDeConfiguracaoFuncional_Baseline_0.2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idei4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AuditoriaDeConfiguracaoFuncional_Baseline_0.3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KPJlC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TEMPL_ChecklistDeAuditoriaDeConfiguracaoFuncional_Baseline_0.4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wGMXH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A_ChecklistDeAuditoriaDeConfiguraçãoFísica_Baseline_0.2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doBpM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A_ChecklistDeAuditoriaDeConfiguraçãoFísica_Baseline_0.3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x9cR1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PRGC_Resultado_Solicitação_de_Mudanca_de_Configuração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wnybm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UFR_AnaliseDefinicaoFerramentas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c3rlw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UFR_TreinamentosNecessarios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GmN3H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REBASE_RelatorioDeEstabelecimentoDeBaseline0.2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dQGNm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REBASE_RelatorioDeEstabelecimentoDeBaseline0.3.odt</text:p>
          </table:table-cell>
          <table:table-cell table:style-name="ce22" office:value-type="string">
            <text:p>Gerente de Configuração</text:p>
          </table:table-cell>
          <table:table-cell table:style-name="ce22" office:value-type="string">
            <text:p>http://goo.gl/Blu3s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VT_ChecklistDeViabilidadeTecnica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SvSRN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HKVCP_ChecklistDeViabilidadeComOPatrocinador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dt8Fl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Q_CriteriosParaAvaliacaoDaQualidade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Jv0DI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HKQA_TemplateChecklistVerificaçãoQualidadeDoProdut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J3fQH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HKQA_TemplateChecklistVerificaçãoQualidadeDoProdut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YzoWF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TemplateVerificaçãoQualidadeDoProdut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TDFr4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TemplateVerificaçãoQualidadeDoProdut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2CPBo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HKQA_ChecklistPlanoDeGerênciaDeReutilização Versão 0.1-Marco1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c45qf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HKQA_TemplateChecklistVerificaçãoQualidadeDoProdut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dmmmU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Arquitetura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oFNJb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BancoDeDados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JZsww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Configuraçã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P9mfj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Desenvolviment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UPHY1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Escop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XKRl5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Medica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oXYo2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Projet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nBwKU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HKQA_ChecklistVerificaçãoRecursosHumanos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S8nBh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Requisitos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QZ4jN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Reutilizaca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c47Vd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Testes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LiXRL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Usabilidade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KkOoO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RecursosHumanos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K5Xwd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Medica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V6e36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Escop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mOvZq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Desenvolviment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n21Aq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Configuração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h6Lhu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BancoDeDados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WJin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Arquitetura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8Wqqu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Usabilidade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gji77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Testes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HYMT8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Reutilizaca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1DgnM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Requisitos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kzx8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HKQA_ChecklistVerificaçãoProjeto.odt</text:p>
          </table:table-cell>
          <table:table-cell table:style-name="ce22" office:value-type="string">
            <text:p>Gestor de Qualidade do Produto</text:p>
          </table:table-cell>
          <table:table-cell table:style-name="ce22" office:value-type="string">
            <text:p>http://goo.gl/tueFE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ECT_EspecificacaoDeCasosDeTeste.pdf</text:p>
          </table:table-cell>
          <table:table-cell table:style-name="ce22" office:value-type="string">
            <text:p>Engenheiro de Testes</text:p>
          </table:table-cell>
          <table:table-cell table:style-name="ce22" office:value-type="string">
            <text:p>http://goo.gl/WFCjj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PGT_NormasTiposDeTesteEFerramentasDeTeste.odt</text:p>
          </table:table-cell>
          <table:table-cell table:style-name="ce22" office:value-type="string">
            <text:p>Engenheiro de Testes</text:p>
          </table:table-cell>
          <table:table-cell table:style-name="ce22" office:value-type="string">
            <text:p>http://goo.gl/0YhuF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GT_PlanoDeGerenciaDeTestes</text:p>
          </table:table-cell>
          <table:table-cell table:style-name="ce22" office:value-type="string">
            <text:p>Engenheiro de Testes</text:p>
          </table:table-cell>
          <table:table-cell table:style-name="ce22" office:value-type="string">
            <text:p>http://goo.gl/3Hxhu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DC_BalsamiqMockups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4V8JH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DC_ConfiguracaoHibernate.odt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CujEy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DC_ConvecoesCodificacaoJava.pdf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geA7C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DC_ManualInstalacaoTestLink.odt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iIVW0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DC_MVC.odt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sfrH9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DC_MySQL.odt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RQmd1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GDC_Procedimento de Instalação do Redmine.odt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9HMMO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DC_Recursos_do_Redmine_Comparativo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zatUf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DC_Recursos_Redmine_Justificativa_De_Uso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9s70W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DC_Treinamento_Hibernate.odt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o69d5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DC_Workbench.odt</text:p>
          </table:table-cell>
          <table:table-cell table:style-name="ce22" office:value-type="string">
            <text:p>Todos</text:p>
          </table:table-cell>
          <table:table-cell table:style-name="ce22" office:value-type="string">
            <text:p>http://goo.gl/rAx7Z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MetricaNIR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2prlO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MetricaNIP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jV8kJ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RMED_RelatorioDeMarco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RPX79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MED_PlanoDeMedicao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hH9VX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Planilha NDT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HEcet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MetricaPRS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PpiZh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MetricaPRE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jZ66B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MetricaPRC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rCMKI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MetricaNIB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1U0mK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EMPL_MetricaGSC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T4ODJ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ED_AnaliseMetricaPRS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f0LSe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ED_AnaliseMetricaPRE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ZrQ5Z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ED_AnaliseMetricaPRC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HDEA1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ED_AnaliseMetricaNOR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hRdSa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ED_AnaliseMetricaNOC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zFtYB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ED_AnaliseMetricaNIB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E6QGq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ED_AnaliseMetricaGSC</text:p>
          </table:table-cell>
          <table:table-cell table:style-name="ce22" office:value-type="string">
            <text:p>Engenheiro de Medição</text:p>
          </table:table-cell>
          <table:table-cell table:style-name="ce22" office:value-type="string">
            <text:p>http://goo.gl/sBDlh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RG_RelatorioGantt_v0.1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mke6i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GH_RelatorioGanttHTML_v0.1.rar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Eam8f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TC_ComprometimentoTarefasConstrucaoIteracao1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hQ4mr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BD_ControleAtividadesBancodeDados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IIw5R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C_ControleAtividadesConfiguração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qOEOP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CRH_ControleAtividadesComunicação e RH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pAo0v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ADT_ControleAtividadesDesenvolvimentoeTestes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iL7E2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I_ControleAtividadesIntegração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FUu12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M_ControleAtividadesMedição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fYR9n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P_ControleAtividadePlanejamento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Pzovl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QP_ControleAtividadesQualidadeProcesso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QSRhf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R_ControleAtividadesReutilização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sWpMc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AREQ_ControleAtividadesRequisitos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FTDsa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TC_ComprometimentoTarefasConcepcao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WSQFd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RG_RelatorioGantt_v0.2.pdf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iJJ4P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CRON_Cronograma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UeCKG</text:p>
          </table:table-cell>
          <table:table-cell table:style-name="ce23" office:value-type="string">
            <text:p>NÃO</text:p>
          </table:table-cell>
        </table:table-row>
        <table:table-row table:style-name="ro4">
          <table:table-cell table:style-name="ce22" office:value-type="string">
            <text:p>SGB_CRON_Cronograma do Projeto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4ihFp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LGT_PlanodeGerênciaDeTempo.odt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1jyfd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PRT_RelatorioPrevistoxRealizadoDeTempo</text:p>
          </table:table-cell>
          <table:table-cell table:style-name="ce22" office:value-type="string">
            <text:p>Gestor de Tempo</text:p>
          </table:table-cell>
          <table:table-cell table:style-name="ce22" office:value-type="string">
            <text:p>http://goo.gl/MpAbu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LGRI_PlanoDeGerenciaDeRiscos</text:p>
          </table:table-cell>
          <table:table-cell table:style-name="ce22" office:value-type="string">
            <text:p>Gestor de Riscos</text:p>
          </table:table-cell>
          <table:table-cell table:style-name="ce22" office:value-type="string">
            <text:p>http://goo.gl/cqii3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NRI_Dados_Estatisticos_Riscos</text:p>
          </table:table-cell>
          <table:table-cell table:style-name="ce22" office:value-type="string">
            <text:p>Gestor de Riscos</text:p>
          </table:table-cell>
          <table:table-cell table:style-name="ce22" office:value-type="string">
            <text:p>http://goo.gl/oPB0p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NRI_AnaliseDeRiscos</text:p>
          </table:table-cell>
          <table:table-cell table:style-name="ce22" office:value-type="string">
            <text:p>Gestor de Riscos</text:p>
          </table:table-cell>
          <table:table-cell table:style-name="ce22" office:value-type="string">
            <text:p>http://goo.gl/JhFUD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NRI_AnaliseDeRiscos_Construcao2</text:p>
          </table:table-cell>
          <table:table-cell table:style-name="ce22" office:value-type="string">
            <text:p>Gestor de Riscos</text:p>
          </table:table-cell>
          <table:table-cell table:style-name="ce22" office:value-type="string">
            <text:p>http://goo.gl/g5ReW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PRR_RelatorioPrevisoRealizadoConstrucao1</text:p>
          </table:table-cell>
          <table:table-cell table:style-name="ce22" office:value-type="string">
            <text:p>Gestor de Riscos</text:p>
          </table:table-cell>
          <table:table-cell table:style-name="ce22" office:value-type="string">
            <text:p>http://goo.gl/1ZEt6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PRR_RelatorioPrevisoRealizadoConstrucao2</text:p>
          </table:table-cell>
          <table:table-cell table:style-name="ce22" office:value-type="string">
            <text:p>Gestor de Riscos</text:p>
          </table:table-cell>
          <table:table-cell table:style-name="ce22" office:value-type="string">
            <text:p>http://goo.gl/srTqN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PRR_RelatorioPrevisoRealizadoConstrucao3</text:p>
          </table:table-cell>
          <table:table-cell table:style-name="ce22" office:value-type="string">
            <text:p>Gestor de Riscos</text:p>
          </table:table-cell>
          <table:table-cell table:style-name="ce22" office:value-type="string">
            <text:p>http://goo.gl/yfuX9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LRH_PlanoRecursosHumanos.odt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fZF9C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CE_PlanilhaCapacitacaoEquipe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eGvBu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URF_TreinamentosNecessarios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ApCqM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LRH_AlocacaoRecursosHumanos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GhlNW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T_HenriqueHirako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oU1sr</text:p>
          </table:table-cell>
          <table:table-cell table:style-name="ce23" office:value-type="string">
            <text:p>NÃO</text:p>
          </table:table-cell>
        </table:table-row>
        <table:table-row table:style-name="ro3">
          <table:table-cell table:style-name="ce22" office:value-type="string">
            <text:p>Cópia de SGB_ORH_OcorrenciaRH_XXX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QrPFF</text:p>
          </table:table-cell>
          <table:table-cell table:style-name="ce23" office:value-type="string">
            <text:p>NÃO</text:p>
          </table:table-cell>
        </table:table-row>
        <table:table-row table:style-name="ro4">
          <table:table-cell table:style-name="ce22" office:value-type="string">
            <text:p>SGB_ORH_OcorrenciaRH_001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AU7dz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RELRT_RelatorioDeRealizacaoTreinamentoHibernateConf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WlpZY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RELRT_RelatorioDeRealizacaoTreinamentoHibernateConf2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8neH4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ELRT_RelatorioDeRealizacaoTreinamentoJPA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4z0o4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ELRT_RelatorioDeRealizacaoTreinamentoJPA2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90YSn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ELRT_RelatorioDeRealizacaoTreinamentoJSF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y9sHC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ELRT_RelatorioDeRealizacaoTreinamentoJSF2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7oV3h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RELRT_RelatorioDeRealizacaoTreinamentoMysql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bPT8l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RELRT_RelatorioDeRealizacaoTreinamentoMysql2.jpg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1MZ4f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ORH_TemplateOcorrenciaRH_XXX</text:p>
          </table:table-cell>
          <table:table-cell table:style-name="ce22" office:value-type="string">
            <text:p>Gestor de RH</text:p>
          </table:table-cell>
          <table:table-cell table:style-name="ce22" office:value-type="string">
            <text:p>http://goo.gl/inB8N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LRU_PlanoDeGerenciaDeReutilizacao.odt</text:p>
          </table:table-cell>
          <table:table-cell table:style-name="ce22" office:value-type="string">
            <text:p>Engenheiro de Reutilização</text:p>
          </table:table-cell>
          <table:table-cell table:style-name="ce22" office:value-type="string">
            <text:p>http://goo.gl/x8TsS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REL_RelatorioDeMetricasDeReutilizacao.odt</text:p>
          </table:table-cell>
          <table:table-cell table:style-name="ce22" office:value-type="string">
            <text:p>Engenheiro de Reutilização</text:p>
          </table:table-cell>
          <table:table-cell table:style-name="ce22" office:value-type="string">
            <text:p>http://goo.gl/U7r3z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RELS_RelatorioSonar.odt</text:p>
          </table:table-cell>
          <table:table-cell table:style-name="ce22" office:value-type="string">
            <text:p>Engenheiro de Reutilização</text:p>
          </table:table-cell>
          <table:table-cell table:style-name="ce22" office:value-type="string">
            <text:p>http://goo.gl/VOpZX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CA_RequisiçãoDeEquipamentoDatashow.pdf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w7btB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GCA_Requisição de Ferramenta_Redmine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SpU4C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GCA_Processo_de_Aquisição_Ferramentas_Servicos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A8rFH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CA_FluxoDaGestaoAquisicao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KN6V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CA_AquisicaoDeFerramentaXmind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1LFjh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CA_AquisicaoDeFerramentaWorkbench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OlbbR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CA_AquisiçãoDeFerramentas_TestLink.pdf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QiTRa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CA_Aquisição_de_Ferramentas_Astah.pdf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Zuig4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GCA_Aquisição de Ferramenta_Artfactory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N8HnH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CA_AquisicaoDeFerramenta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0utpt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CA_EncerramentoDeAquisicao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YRXZO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CA_RequisiçãoDeEquipamento</text:p>
          </table:table-cell>
          <table:table-cell table:style-name="ce22" office:value-type="string">
            <text:p>Gestor de Aquisição</text:p>
          </table:table-cell>
          <table:table-cell table:style-name="ce22" office:value-type="string">
            <text:p>http://goo.gl/34LjW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TAP_TermoDeAberturaDeProjeto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lyb28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INT_PlanoDeProjeto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vul7x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INT_PlanoDeGerenciaDeIntegracao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lGn88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INT_ChecklistDeViabilidadeComOPatrocinador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9xPss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novos riscos encontrados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g4Gbh</text:p>
          </table:table-cell>
          <table:table-cell table:style-name="ce23" office:value-type="string">
            <text:p>NÃO</text:p>
          </table:table-cell>
        </table:table-row>
        <table:table-row table:style-name="ro3">
          <table:table-cell table:style-name="ce22" office:value-type="string">
            <text:p>SGB_GINT_RelatorioIntegracaoContrucao1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bI8kW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INT_RelatorioIntegracaoContrucao2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XKpU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INT_RelatorioIntegracaoContrucao3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diyu3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INT_ProblemasEAcoesConstrucao1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CfXvP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INT_ProblemasEAcoesConstrucao2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PyG1U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INT_ProblemasEAcoesPlanejamento</text:p>
          </table:table-cell>
          <table:table-cell table:style-name="ce22" office:value-type="string">
            <text:p>Gestor de Integração</text:p>
          </table:table-cell>
          <table:table-cell table:style-name="ce22" office:value-type="string">
            <text:p>http://goo.gl/9rKiM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NVI_AnaliseViabilidade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ZtNR6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NVI_AnaliseViabilidadeFaseDePlanejamento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TtKX6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CA_AnaliseCustoConcepcaoPlanejamento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gIbKe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GCA_AnáliseDeCustosDasIteracões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AMxC6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CA_FluxoDaGestaoCusto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CVf9r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GCA_Projeção de Custo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EVIKd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MC_Metricas_de_Custo.pdf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0e7hA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ORT_OrcamentoTotal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LCltY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CP_PlanilhaDeCustosPorProfissional.jpg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0ZZm9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LCU_PlanoDeCusto</text:p>
          </table:table-cell>
          <table:table-cell table:style-name="ce22" office:value-type="string">
            <text:p>Gestor de Custo</text:p>
          </table:table-cell>
          <table:table-cell table:style-name="ce22" office:value-type="string">
            <text:p>http://goo.gl/OVyag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SME_TemplateSolicitacaoDeMudancasEscop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EPzY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AP_TemplateEstruturaAnaliticaDoProjet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XFP6n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APR_TemplateAnalisePrevistoRealizad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C8d6t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PLGE_PlanoDeGerenciaDeEscop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DA7O7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ESC_EscopoDoProjet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lMUHL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EAP_PROJETO.png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JfUu4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CVP_CicloDeVidaDoProjet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sqAG7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MEAPC_ModelagemEAPConcepcao.png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hgEuP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TEAP_EstruturaAnaliticaDoProjeto_Concepca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UxJPa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EAP_EstruturaAnaliticaDoProjeto_Planejament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3ALf2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MEAPP_ModelagemEAPPlanejamento.png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OrxvG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EAP_EstruturaAnaliticaDoProjeto_Contrucao_Iteracao1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ub8vb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MEAPP_ModelagemEAPConstrucao_Iteracao1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oyTWA</text:p>
          </table:table-cell>
          <table:table-cell table:style-name="ce23" office:value-type="string">
            <text:p>SIM</text:p>
          </table:table-cell>
        </table:table-row>
        <table:table-row table:style-name="ro6">
          <table:table-cell table:style-name="ce22" office:value-type="string">
            <text:p>SGB_MEAPP_ModelagemEAPConstrucao_Sugestão(Fase Construção - Iteração2)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oF4Xb</text:p>
          </table:table-cell>
          <table:table-cell table:style-name="ce23" office:value-type="string">
            <text:p>NÃO</text:p>
          </table:table-cell>
        </table:table-row>
        <table:table-row table:style-name="ro3">
          <table:table-cell table:style-name="ce22" office:value-type="string">
            <text:p>EAP_EstruturaAnaliticaDoProjeto_Contrucao_Iteracao2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5Ff4x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APR_AnalisePrevistoRealizado_Construcao_Iteracao2.png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jFQ5G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PR_AnalisePrevistoRealizado_Iteracao2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WO24g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EAP_EstruturaAnaliticaDoProjeto_SugestaoParaProximaIteracao.png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tuKSQ</text:p>
          </table:table-cell>
          <table:table-cell table:style-name="ce23" office:value-type="string">
            <text:p>NÃO</text:p>
          </table:table-cell>
        </table:table-row>
        <table:table-row table:style-name="ro3">
          <table:table-cell table:style-name="ce22" office:value-type="string">
            <text:p>SGB_MEAPP_ModelagemEAPConstrucao_Iteracao2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0ZDvT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SME_SolicitacaoDeMudancasEscop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g9r9I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EAP_EstruturaAnaliticaDoProjeto_Contrucao_Iteracao3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V4Ndi</text:p>
          </table:table-cell>
          <table:table-cell table:style-name="ce23" office:value-type="string">
            <text:p>NÃO</text:p>
          </table:table-cell>
        </table:table-row>
        <table:table-row table:style-name="ro3">
          <table:table-cell table:style-name="ce22" office:value-type="string">
            <text:p>SGB_MEAPP_ModelagemEAPConstrucao_Iteracao3.png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vnrvy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SME_SolicitacaoDeMudancasEscopo</text:p>
          </table:table-cell>
          <table:table-cell table:style-name="ce22" office:value-type="string">
            <text:p>Gestor de Escopo</text:p>
          </table:table-cell>
          <table:table-cell table:style-name="ce22" office:value-type="string">
            <text:p>http://goo.gl/ScyiC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PLCOM_PlanoComunicacao.odt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XfgDC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MREA _AprovacaoConOps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2Gb0j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MREA _ValidacaoEstorias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VdFU0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ONREA_ChecklistDeViabilidadeTecnicaConstrucao2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s3V48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ComunicacaoDeViabilidade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YyBlt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ComunicacaoDosRiscos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GBqrr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ComunicacaoReuniao_23_11_2012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YcmuK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DadosRelevantesDoProjeto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3NgrP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DivulgacaoDaDistribuicaoDePapeis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V0ko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DivulgacaoDoEscopo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uqr5O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DivulgacaoPrevistoxRealizado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lsxd5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ATAR_AtaDeReuniaoPatrocinadorResultadosProcesso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gj7aM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Comunicado_Reuniao_Gestores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m2ScW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Comunicado_Status_Tarefas_Redmine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gMXJF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CONREA_DadosRelevantesDoProjeto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EepWS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CONREA_Envio_De_EAP_Preliminar_ao_Patrocinador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nQJFo</text:p>
          </table:table-cell>
          <table:table-cell table:style-name="ce23" office:value-type="string">
            <text:p>NÃO</text:p>
          </table:table-cell>
        </table:table-row>
        <table:table-row table:style-name="ro4">
          <table:table-cell table:style-name="ce22" office:value-type="string">
            <text:p>SGB_CONREA_Reuniao_Gestores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AIt6E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S_CONREA_Retirada_Sipa_Do_Escopo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SjbAw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Gestao007.odt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E8Ekc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Gestao008.odt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yNgpg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Requisitos005.pdf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5eoeO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TAR_AtaDeReuniaoGestao001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GuK29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TAR_AtaDeReuniaoGestao002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otSlW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TAR_AtaDeReuniaoGestao003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nG0U4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TAR_AtaDeReuniaoGestao004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YjOEg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TAR_AtaDeReuniaoGestao005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Tc8Rc</text:p>
          </table:table-cell>
          <table:table-cell table:style-name="ce23" office:value-type="string">
            <text:p>SIM</text:p>
          </table:table-cell>
        </table:table-row>
        <table:table-row table:style-name="ro4">
          <table:table-cell table:style-name="ce22" office:value-type="string">
            <text:p>SGB_ATAR_AtaDeReuniaoGestao006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zJmk5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Requisitos001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jcfsV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Requisitos002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wPNBu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Requisitos003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QA66o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Requisitos004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eSU0g</text:p>
          </table:table-cell>
          <table:table-cell table:style-name="ce23" office:value-type="string">
            <text:p>SIM</text:p>
          </table:table-cell>
        </table:table-row>
        <table:table-row table:style-name="ro5">
          <table:table-cell table:style-name="ce22" office:value-type="string">
            <text:p>SGB_ATAR_AtaDeReuniaoRequisitosEDesenvolvimento001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jqZze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Usabilidade001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01r70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uniaoViabilidadePratrocinador001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6Y0b1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2" office:value-type="string">
            <text:p>SGB_ATAR_AtaDeRevisaoDeMarco001.odt</text:p>
          </table:table-cell>
          <table:table-cell table:style-name="ce22" office:value-type="string">
            <text:p>Gestor de Comunicação</text:p>
          </table:table-cell>
          <table:table-cell table:style-name="ce22" office:value-type="string">
            <text:p>http://goo.gl/TyLrN</text:p>
          </table:table-cell>
          <table:table-cell table:style-name="ce23" office:value-type="string">
            <text:p>SIM</text:p>
          </table:table-cell>
        </table:table-row>
        <table:table-row table:style-name="ro7">
          <table:table-cell table:number-columns-repeated="3"/>
          <table:table-cell table:style-name="ce23"/>
        </table:table-row>
        <table:table-row table:style-name="ro7">
          <table:table-cell table:number-columns-repeated="3"/>
          <table:table-cell table:style-name="ce23"/>
        </table:table-row>
        <table:table-row table:style-name="ro7">
          <table:table-cell table:number-columns-repeated="3"/>
          <table:table-cell table:style-name="ce23"/>
        </table:table-row>
        <table:table-row table:style-name="ro7">
          <table:table-cell table:number-columns-repeated="3"/>
          <table:table-cell table:style-name="ce23"/>
        </table:table-row>
        <table:table-row table:style-name="ro7">
          <table:table-cell table:number-columns-repeated="3"/>
          <table:table-cell table:style-name="ce23"/>
        </table:table-row>
      </table:table>
      <table:named-expressions>
        <table:named-expression table:name="Excel_BuiltIn__FilterDatabase_1" table:base-cell-address="$Página1.$A$1" table:expression="[Página1.$A$1:.$B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